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ecklist Item Code</text:p>
          </table:table-cell>
          <table:table-cell office:value-type="string" table:style-name="ce2">
            <text:p>Checklist Item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Test for Syphilis - VD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Test for Hepatitis A &amp; B - HBsA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Test for Hepatitis C - ELIS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Test for HIV antibodies 1 &amp; 2 - ELIS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Test for Malaria - MP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Platelet Count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4T07:11:36Z</meta:creation-date>
    <dc:date>2020-04-29T09:40:07Z</dc:date>
    <meta:user-defined meta:name="WorkbookGuid">564a0bcd-9bb1-4ec4-952a-a5a5bb7c7875</meta:user-defined>
    <meta:user-defined meta:name="ConnectionInfosStorage">WorkbookXmlParts</meta:user-defined>
  </office:meta>
</office:document-meta>
</file>